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Standard">
      <style:paragraph-properties fo:margin-top="0in" fo:margin-bottom="0.1598in" style:contextual-spacing="false"/>
      <style:text-properties style:font-name="Lato"/>
    </style:style>
    <style:style style:name="P2" style:family="paragraph" style:parent-style-name="Standard">
      <style:paragraph-properties fo:margin-top="0in" fo:margin-bottom="0.1598in" style:contextual-spacing="false"/>
      <style:text-properties style:font-name="La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>Which command is used to restart the network service on Red Hat systems?</text:p>
      <text:p text:style-name="P1">/etc/network/interfaces restart</text:p>
      <text:p text:style-name="P1">/etc/init.d/network restart</text:p>
      <text:p text:style-name="P1">/etc/init.d/network resume</text:p>
      <text:p text:style-name="P1">/etc/init.d/rc.d/network restart</text:p>
      <text:p text:style-name="P1">Question 2</text:p>
      <text:p text:style-name="P1">The kernel’s routing table can be viewed using the commands ______.</text:p>
      <text:p text:style-name="P1">netstat and ifconfig</text:p>
      <text:p text:style-name="P1">route and ifconfig</text:p>
      <text:p text:style-name="P1">netstat and traceroute</text:p>
      <text:p text:style-name="P1">netstat and route</text:p>
      <text:p text:style-name="P1">Question 3</text:p>
      <text:p text:style-name="P1">Which command can be used to find the ports that are listening for connections on a host?</text:p>
      <text:p text:style-name="P1">netstat -z</text:p>
      <text:p text:style-name="P1">netstat -l</text:p>
      <text:p text:style-name="P1">netstat -s</text:p>
      <text:p text:style-name="P1">netstat -a</text:p>
      <text:p text:style-name="P1">Question 4</text:p>
      <text:p text:style-name="P1">You log in to a server using telnet and bring down the eth0 interface (the only configured interface) using the ifdown command. What is the result of executing ifdown?</text:p>
      <text:p text:style-name="P1">The eth0 interface will be disabled and the telnet session will continue</text:p>
      <text:p text:style-name="P1">The eth0 interface will be disabled and the telnet session will be terminated</text:p>
      <text:p text:style-name="P1">An error will be displayed that the eth0 interface cannot be disabled</text:p>
      <text:p text:style-name="P1">The eth0 interface will be disabled with a warning</text:p>
      <text:p text:style-name="P1">Question 5</text:p>
      <text:p text:style-name="P1">The _____ indicates the maximum number of IP routers that can route a packet.</text:p>
      <text:p text:style-name="P1">Time to Route</text:p>
      <text:p text:style-name="P1">Time to Live</text:p>
      <text:p text:style-name="P1">Time to Reach</text:p>
      <text:p text:style-name="P1"><text:soft-page-break/>Router Hops</text:p>
      <text:p text:style-name="P1">Question 6</text:p>
      <text:p text:style-name="P1">The traceroute command can be used by regular and root users.</text:p>
      <text:p text:style-name="P1">True or False?</text:p>
      <text:p text:style-name="P1">True</text:p>
      <text:p text:style-name="P1">False</text:p>
      <text:p text:style-name="P1">Question 7</text:p>
      <text:p text:style-name="P1">The tracepath6 command uses the sockets API to map paths to IPv6 network hosts.</text:p>
      <text:p text:style-name="P1">True or False?</text:p>
      <text:p text:style-name="P1">True</text:p>
      <text:p text:style-name="P1">False</text:p>
      <text:p text:style-name="P1">Question 8</text:p>
      <text:p text:style-name="P1">The ip link command is useful for troubleshooting OSI Layer 2 problems.</text:p>
      <text:p text:style-name="P1">True or False?</text:p>
      <text:p text:style-name="P1">True</text:p>
      <text:p text:style-name="P1">False</text:p>
      <text:p text:style-name="P1">Question 9</text:p>
      <text:p text:style-name="P1">Using the -s option with the ip command will display:</text:p>
      <text:p text:style-name="P1">Network interfaces that are currently slow</text:p>
      <text:p text:style-name="P1">Statistics for the object referenced</text:p>
      <text:p text:style-name="P1">Static interfaces only</text:p>
      <text:p text:style-name="P1">Supersedes all other commands used</text:p>
      <text:p text:style-name="P1">Question 10</text:p>
      <text:p text:style-name="P1">The ip command is useful for both configuration and control of network interfaces.</text:p>
      <text:p text:style-name="P1">True or False?</text:p>
      <text:p text:style-name="P1">True</text:p>
      <text:p text:style-name="P1">Fals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7T17:31:39.448432832</meta:creation-date>
    <dc:date>2022-05-29T13:58:54.617894051</dc:date>
    <meta:editing-duration>PT1H10M41S</meta:editing-duration>
    <meta:editing-cycles>22</meta:editing-cycles>
    <meta:generator>LibreOffice/7.3.3.2$Linux_X86_64 LibreOffice_project/30$Build-2</meta:generator>
    <meta:document-statistic meta:table-count="0" meta:image-count="0" meta:object-count="0" meta:page-count="2" meta:paragraph-count="56" meta:word-count="288" meta:character-count="1695" meta:non-whitespace-character-count="1463"/>
  </office:meta>
</office:document-meta>
</file>